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276B000004A9AD5B8EA6A7A08591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Arial1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249cm" fo:margin-left="-0.123cm" table:align="left" style:writing-mode="lr-tb"/>
    </style:style>
    <style:style style:name="Table1.A" style:family="table-column">
      <style:table-column-properties style:column-width="16.249cm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2" style:family="table">
      <style:table-properties style:width="16.302cm" fo:margin-left="-0.123cm" table:align="left" style:may-break-between-rows="false" style:writing-mode="lr-tb"/>
    </style:style>
    <style:style style:name="Table2.A" style:family="table-column">
      <style:table-column-properties style:column-width="16.302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" style:family="table">
      <style:table-properties style:width="16.249cm" fo:margin-left="-0.123cm" table:align="left" style:may-break-between-rows="false" style:writing-mode="lr-tb"/>
    </style:style>
    <style:style style:name="Table3.A" style:family="table-column">
      <style:table-column-properties style:column-width="16.249cm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3.A2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4" style:family="table">
      <style:table-properties style:width="16.249cm" fo:margin-left="-0.123cm" table:align="left" style:may-break-between-rows="false" style:writing-mode="lr-tb"/>
    </style:style>
    <style:style style:name="Table4.A" style:family="table-column">
      <style:table-column-properties style:column-width="16.249cm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5" style:family="table">
      <style:table-properties style:width="16.249cm" fo:margin-left="-0.123cm" table:align="left" style:may-break-between-rows="false" style:writing-mode="lr-tb"/>
    </style:style>
    <style:style style:name="Table5.A" style:family="table-column">
      <style:table-column-properties style:column-width="16.249cm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6" style:family="table">
      <style:table-properties style:width="16.249cm" fo:margin-left="-0.123cm" table:align="left" style:writing-mode="lr-tb"/>
    </style:style>
    <style:style style:name="Table6.A" style:family="table-column">
      <style:table-column-properties style:column-width="12.626cm"/>
    </style:style>
    <style:style style:name="Table6.B" style:family="table-column">
      <style:table-column-properties style:column-width="3.62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le7" style:family="table">
      <style:table-properties style:width="16.249cm" fo:margin-left="-0.123cm" table:align="left" style:writing-mode="lr-tb"/>
    </style:style>
    <style:style style:name="Table7.A" style:family="table-column">
      <style:table-column-properties style:column-width="12.626cm"/>
    </style:style>
    <style:style style:name="Table7.B" style:family="table-column">
      <style:table-column-properties style:column-width="3.623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3" style:family="paragraph" style:parent-style-name="Standard">
      <style:paragraph-properties>
        <style:tab-stops>
          <style:tab-stop style:position="10.848cm"/>
        </style:tab-stops>
      </style:paragraph-properties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fo:font-style="italic" officeooo:rsid="00222855" officeooo:paragraph-rsid="002414a4" style:font-size-asian="11pt" style:font-style-asian="italic" style:font-name-complex="Arial" style:font-size-complex="11pt" style:font-style-complex="italic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fo:font-style="italic" officeooo:rsid="00222855" officeooo:paragraph-rsid="0025cc96" style:font-size-asian="11pt" style:font-style-asian="italic" style:font-name-complex="Arial" style:font-size-complex="11pt" style:font-style-complex="italic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officeooo:paragraph-rsid="001a106f"/>
    </style:style>
    <style:style style:name="P9" style:family="paragraph" style:parent-style-name="Standard">
      <style:paragraph-properties fo:text-align="justify" style:justify-single-word="false"/>
      <style:text-properties officeooo:paragraph-rsid="002414a4"/>
    </style:style>
    <style:style style:name="P10" style:family="paragraph" style:parent-style-name="Standard">
      <style:paragraph-properties fo:text-align="center" style:justify-single-word="false">
        <style:tab-stops>
          <style:tab-stop style:position="0.501cm"/>
        </style:tab-stops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top="0.106cm" fo:margin-bottom="0cm" loext:contextual-spacing="false" fo:text-align="justify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12" style:family="paragraph" style:parent-style-name="Standard">
      <style:paragraph-properties fo:margin-top="0.106cm" fo:margin-bottom="0cm" loext:contextual-spacing="false"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3" style:family="paragraph" style:parent-style-name="Text_20_body">
      <style:paragraph-properties fo:margin-top="0.106cm" fo:margin-bottom="0cm" loext:contextual-spacing="false" fo:text-align="justify" style:justify-single-word="false"/>
      <style:text-properties style:use-window-font-color="true" style:font-name="Arial" fo:font-size="11pt" fo:language="pt" fo:country="BR" officeooo:rsid="000a673a" officeooo:paragraph-rsid="000a673a" style:font-name-asian="Times New Roman" style:font-size-asian="11pt" style:font-name-complex="Arial" style:font-size-complex="11pt" style:language-complex="ar" style:country-complex="SA" style:font-weight-complex="bold"/>
    </style:style>
    <style:style style:name="P14" style:family="paragraph" style:parent-style-name="Subtitle">
      <style:text-properties style:font-name="Arial" fo:font-size="11pt" style:font-size-asian="11pt" style:font-name-complex="Arial" style:font-size-complex="11pt"/>
    </style:style>
    <style:style style:name="P15" style:family="paragraph" style:parent-style-name="Text_20_body">
      <style:paragraph-properties fo:margin-top="0cm" fo:margin-bottom="0.499cm" loext:contextual-spacing="false" fo:padding="0.049cm" fo:border="0.06pt solid #e3e3e3"/>
      <style:text-properties style:font-name="Arial" fo:font-size="11pt" style:font-size-asian="11pt" style:font-size-complex="11pt"/>
    </style:style>
    <style:style style:name="P16" style:family="paragraph" style:parent-style-name="Standard">
      <style:paragraph-properties fo:margin-top="0.106cm" fo:margin-bottom="0.106cm" loext:contextual-spacing="false"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18" style:family="paragraph" style:parent-style-name="Bibliography_20_1">
      <style:text-properties officeooo:rsid="001b41f7" officeooo:paragraph-rsid="001b41f7"/>
    </style:style>
    <style:style style:name="P19" style:family="paragraph" style:parent-style-name="Bibliography_20_1">
      <loext:graphic-properties draw:fill="none"/>
      <style:paragraph-properties fo:margin-left="0.157cm" fo:margin-right="0cm" fo:margin-top="0cm" fo:margin-bottom="0cm" loext:contextual-spacing="false" style:line-height-at-least="0.423cm" fo:text-align="start" style:justify-single-word="false" fo:orphans="2" fo:widows="2" fo:text-indent="0cm" style:auto-text-indent="false" fo:background-color="transparent" text:number-lines="false" text:line-number="0" style:writing-mode="lr-tb">
        <style:tab-stops/>
      </style:paragraph-properties>
      <style:text-properties fo:font-style="italic" style:font-style-asian="italic" style:font-style-complex="italic"/>
    </style:style>
    <style:style style:name="P20" style:family="paragraph" style:parent-style-name="Bibliography_20_1">
      <loext:graphic-properties draw:fill="none"/>
      <style:paragraph-properties fo:margin-left="0.157cm" fo:margin-right="0cm" fo:margin-top="0cm" fo:margin-bottom="0cm" loext:contextual-spacing="false" style:line-height-at-least="0.423cm" fo:text-align="start" style:justify-single-word="false" fo:orphans="2" fo:widows="2" fo:text-indent="0cm" style:auto-text-indent="false" fo:background-color="transparent" text:number-lines="false" text:line-number="0" style:writing-mode="lr-tb">
        <style:tab-stops/>
      </style:paragraph-properties>
      <style:text-properties fo:font-style="italic" officeooo:paragraph-rsid="001c59cd" style:font-style-asian="italic" style:font-style-complex="italic"/>
    </style:style>
    <style:style style:name="P21" style:family="paragraph" style:parent-style-name="Bibliography_20_1">
      <loext:graphic-properties draw:fill="none"/>
      <style:paragraph-properties fo:margin-left="0.318cm" fo:margin-right="0cm" fo:margin-top="0cm" fo:margin-bottom="0cm" loext:contextual-spacing="false" style:line-height-at-least="0.423cm" fo:orphans="2" fo:widows="2" fo:text-indent="0cm" style:auto-text-indent="false" fo:background-color="transparent" text:number-lines="false" text:line-number="0" style:writing-mode="lr-tb">
        <style:tab-stops/>
      </style:paragraph-properties>
      <style:text-properties fo:font-style="italic" style:font-style-asian="italic" style:font-style-complex="italic"/>
    </style:style>
    <style:style style:name="P22" style:family="paragraph" style:parent-style-name="Bibliography_20_1">
      <loext:graphic-properties draw:fill="none"/>
      <style:paragraph-properties fo:margin-left="0.318cm" fo:margin-right="0cm" fo:margin-top="0cm" fo:margin-bottom="0cm" loext:contextual-spacing="false" style:line-height-at-least="0.423cm" fo:orphans="2" fo:widows="2" fo:text-indent="0cm" style:auto-text-indent="false" fo:background-color="transparent" text:number-lines="false" text:line-number="0" style:writing-mode="lr-tb">
        <style:tab-stops/>
      </style:paragraph-properties>
      <style:text-properties fo:font-style="italic" officeooo:paragraph-rsid="001e2175" style:font-style-asian="italic" style:font-style-complex="italic"/>
    </style:style>
    <style:style style:name="P23" style:family="paragraph" style:parent-style-name="Bibliography_20_1">
      <loext:graphic-properties draw:fill="none"/>
      <style:paragraph-properties fo:margin-left="0.318cm" fo:margin-right="0cm" fo:margin-top="0cm" fo:margin-bottom="0cm" loext:contextual-spacing="false" style:line-height-at-least="0.423cm" fo:orphans="2" fo:widows="2" fo:text-indent="0cm" style:auto-text-indent="false" fo:background-color="transparent" text:number-lines="false" text:line-number="0" style:writing-mode="lr-tb">
        <style:tab-stops/>
      </style:paragraph-properties>
      <style:text-properties fo:font-style="italic" officeooo:paragraph-rsid="001e749a" style:font-style-asian="italic" style:font-style-complex="italic"/>
    </style:style>
    <style:style style:name="P24" style:family="paragraph" style:parent-style-name="Bibliography_20_1">
      <loext:graphic-properties draw:fill="none"/>
      <style:paragraph-properties fo:margin-left="0.318cm" fo:margin-right="0cm" fo:margin-top="0cm" fo:margin-bottom="0cm" loext:contextual-spacing="false" style:line-height-at-least="0.423cm" fo:orphans="2" fo:widows="2" fo:text-indent="0cm" style:auto-text-indent="false" fo:background-color="transparent" text:number-lines="false" text:line-number="0" style:writing-mode="lr-tb">
        <style:tab-stops/>
      </style:paragraph-properties>
      <style:text-properties fo:font-style="italic" officeooo:paragraph-rsid="00204f5a" style:font-style-asian="italic" style:font-style-complex="italic"/>
    </style:style>
    <style:style style:name="P25" style:family="paragraph" style:parent-style-name="Bibliography_20_1">
      <loext:graphic-properties draw:fill="none"/>
      <style:paragraph-properties fo:margin-left="0.318cm" fo:margin-right="0cm" fo:margin-top="0cm" fo:margin-bottom="0cm" loext:contextual-spacing="false" style:line-height-at-least="0.423cm" fo:text-align="justify" style:justify-single-word="false" fo:orphans="2" fo:widows="2" fo:text-indent="0cm" style:auto-text-indent="false" fo:background-color="transparent" text:number-lines="false" text:line-number="0" style:writing-mode="lr-tb">
        <style:tab-stops/>
      </style:paragraph-properties>
      <style:text-properties style:font-name="Times New Roman" fo:font-size="12pt" fo:font-style="italic" officeooo:paragraph-rsid="00204f5a" style:font-size-asian="12pt" style:font-style-asian="italic" style:font-name-complex="Arial" style:font-size-complex="12pt" style:font-style-complex="italic" style:font-weight-complex="bold"/>
    </style:style>
    <style:style style:name="P26" style:family="paragraph" style:parent-style-name="Bibliography_20_1">
      <loext:graphic-properties draw:fill="none"/>
      <style:paragraph-properties fo:margin-left="0.318cm" fo:margin-right="0cm" fo:margin-top="0cm" fo:margin-bottom="0cm" loext:contextual-spacing="false" style:line-height-at-least="0.423cm" fo:text-align="justify" style:justify-single-word="false" fo:orphans="2" fo:widows="2" fo:text-indent="0cm" style:auto-text-indent="false" fo:background-color="transparent" text:number-lines="false" text:line-number="0" style:writing-mode="lr-tb">
        <style:tab-stops/>
      </style:paragraph-properties>
      <style:text-properties style:font-name="Times New Roman" fo:font-size="12pt" fo:font-style="italic" officeooo:rsid="00222855" officeooo:paragraph-rsid="0025fda4" style:font-size-asian="12pt" style:font-style-asian="italic" style:font-name-complex="Arial" style:font-size-complex="12pt" style:font-style-complex="italic" style:font-weight-complex="bold"/>
    </style:style>
    <style:style style:name="P27" style:family="paragraph" style:parent-style-name="Bibliography_20_1">
      <loext:graphic-properties draw:fill="none"/>
      <style:paragraph-properties fo:margin-left="0.318cm" fo:margin-right="0cm" fo:margin-top="0cm" fo:margin-bottom="0cm" loext:contextual-spacing="false" style:line-height-at-least="0.423cm" fo:text-align="justify" style:justify-single-word="false" fo:orphans="2" fo:widows="2" fo:text-indent="0cm" style:auto-text-indent="false" fo:background-color="transparent" text:number-lines="false" text:line-number="0" style:writing-mode="lr-tb">
        <style:tab-stops/>
      </style:paragraph-properties>
      <style:text-properties style:font-name="Times New Roman" fo:font-size="12pt" fo:font-style="italic" officeooo:rsid="00222855" officeooo:paragraph-rsid="0027fa1d" style:font-size-asian="12pt" style:font-style-asian="italic" style:font-name-complex="Arial" style:font-size-complex="12pt" style:font-style-complex="italic" style:font-weight-complex="bold"/>
    </style:style>
    <style:style style:name="P28" style:family="paragraph" style:parent-style-name="Bibliography_20_1">
      <loext:graphic-properties draw:fill="none"/>
      <style:paragraph-properties fo:margin-left="0.318cm" fo:margin-right="0cm" fo:margin-top="0cm" fo:margin-bottom="0cm" loext:contextual-spacing="false" style:line-height-at-least="0.423cm" fo:text-align="justify" style:justify-single-word="false" fo:orphans="2" fo:widows="2" fo:text-indent="0cm" style:auto-text-indent="false" fo:background-color="transparent" text:number-lines="false" text:line-number="0" style:writing-mode="lr-tb">
        <style:tab-stops/>
      </style:paragraph-properties>
      <style:text-properties officeooo:paragraph-rsid="00204f5a"/>
    </style:style>
    <style:style style:name="P29" style:family="paragraph" style:parent-style-name="Bibliography_20_1">
      <loext:graphic-properties draw:fill="none"/>
      <style:paragraph-properties fo:margin-left="0.318cm" fo:margin-right="0cm" fo:margin-top="0cm" fo:margin-bottom="0cm" loext:contextual-spacing="false" style:line-height-at-least="0.423cm" fo:text-align="justify" style:justify-single-word="false" fo:orphans="2" fo:widows="2" fo:text-indent="0cm" style:auto-text-indent="false" fo:background-color="transparent" text:number-lines="false" text:line-number="0" style:writing-mode="lr-tb">
        <style:tab-stops/>
      </style:paragraph-properties>
      <style:text-properties fo:font-variant="normal" fo:text-transform="none" style:font-name="Times New Roman" fo:font-size="12pt" fo:letter-spacing="normal" fo:font-style="italic" fo:font-weight="normal" officeooo:rsid="00222855" officeooo:paragraph-rsid="0027fa1d" style:font-size-asian="12pt" style:font-style-asian="italic" style:font-name-complex="Arial" style:font-size-complex="12pt" style:font-style-complex="italic" style:font-weight-complex="bold"/>
    </style:style>
    <style:style style:name="P30" style:family="paragraph" style:parent-style-name="Heading_20_1">
      <style:paragraph-properties fo:margin-top="0.106cm" fo:margin-bottom="0.106cm" loext:contextual-spacing="false"/>
      <style:text-properties style:font-name="Arial" fo:font-size="11pt" style:font-size-asian="11pt" style:font-name-complex="Arial" style:font-size-complex="11pt"/>
    </style:style>
    <style:style style:name="P31" style:family="paragraph" style:parent-style-name="Standard">
      <style:paragraph-properties fo:margin-top="0.106cm" fo:margin-bottom="0.106cm" loext:contextual-spacing="false" fo:text-align="justify" style:justify-single-word="false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paragraph-rsid="001a106f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1pt" style:font-size-asian="11pt" style:font-name-complex="Arial" style:font-size-complex="11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1pt" officeooo:paragraph-rsid="002a5ff1" style:font-size-asian="11pt" style:font-name-complex="Arial" style:font-size-complex="11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1pt" officeooo:rsid="002a5ff1" officeooo:paragraph-rsid="002a5ff1" style:font-size-asian="11pt" style:font-name-complex="Arial" style:font-size-complex="11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1pt" fo:font-weight="bold" officeooo:paragraph-rsid="002a5ff1" style:font-size-asian="11pt" style:font-weight-asian="bold" style:font-name-complex="Arial" style:font-size-complex="11pt" style:font-weight-complex="bold"/>
    </style:style>
    <style:style style:name="P39" style:family="paragraph" style:parent-style-name="Text_20_body">
      <style:paragraph-properties fo:margin-top="0cm" fo:margin-bottom="0.499cm" loext:contextual-spacing="false" fo:padding="0.049cm" fo:border="0.06pt solid #e3e3e3"/>
    </style:style>
    <style:style style:name="P40" style:family="paragraph" style:parent-style-name="Text_20_body">
      <style:paragraph-properties fo:margin-top="0cm" fo:margin-bottom="0.499cm" loext:contextual-spacing="false" fo:padding="0.049cm" fo:border="0.06pt solid #e3e3e3"/>
      <style:text-properties style:font-name="Arial" fo:font-size="11pt" style:font-size-asian="11pt" style:font-size-complex="11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style:font-size-asian="11pt" style:font-name-complex="Arial" style:font-size-complex="11pt" style:font-weight-complex="bold"/>
    </style:style>
    <style:style style:name="T3" style:family="text">
      <style:text-properties style:font-name="Arial" fo:font-size="11pt" officeooo:rsid="001a106f" style:font-size-asian="11pt" style:font-name-complex="Arial" style:font-size-complex="11pt" style:font-weight-complex="bold"/>
    </style:style>
    <style:style style:name="T4" style:family="text">
      <style:text-properties style:font-name="Arial" fo:font-size="11pt" officeooo:rsid="0029b970" style:font-size-asian="11pt" style:font-name-complex="Arial" style:font-size-complex="11pt" style:font-weight-complex="bold"/>
    </style:style>
    <style:style style:name="T5" style:family="text">
      <style:text-properties style:font-name="Arial" fo:font-size="11pt" officeooo:rsid="002b8139" style:font-size-asian="11pt" style:font-name-complex="Arial" style:font-size-complex="11pt" style:font-weight-complex="bold"/>
    </style:style>
    <style:style style:name="T6" style:family="text">
      <style:text-properties style:font-name="Arial" fo:font-size="11pt" officeooo:rsid="001a106f" style:font-size-asian="11pt" style:font-name-complex="Arial" style:font-size-complex="11pt"/>
    </style:style>
    <style:style style:name="T7" style:family="text">
      <style:text-properties style:font-name="Arial" fo:font-size="11pt" officeooo:rsid="002b8139" style:font-size-asian="11pt" style:font-name-complex="Arial" style:font-size-complex="11pt"/>
    </style:style>
    <style:style style:name="T8" style:family="text">
      <style:text-properties style:font-name="Arial" fo:font-size="11pt" style:font-size-asian="11pt" style:font-size-complex="11pt"/>
    </style:style>
    <style:style style:name="T9" style:family="text">
      <style:text-properties style:font-name="Arial" fo:font-size="11pt" officeooo:rsid="002b8139" style:font-size-asian="11pt" style:font-size-complex="11pt"/>
    </style:style>
    <style:style style:name="T10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11" style:family="text">
      <style:text-properties style:font-name="Arial" fo:font-size="11pt" fo:font-weight="normal" officeooo:rsid="000a673a" style:font-size-asian="11pt" style:font-weight-asian="normal" style:font-name-complex="Arial" style:font-size-complex="11pt" style:font-weight-complex="normal"/>
    </style:style>
    <style:style style:name="T12" style:family="text">
      <style:text-properties style:font-name="Arial" fo:font-size="11pt" fo:font-weight="normal" officeooo:rsid="001a106f" style:font-size-asian="11pt" style:font-weight-asian="normal" style:font-name-complex="Arial" style:font-size-complex="11pt" style:font-weight-complex="normal"/>
    </style:style>
    <style:style style:name="T13" style:family="text">
      <style:text-properties style:font-name="Arial" fo:font-size="11pt" fo:font-style="italic" style:font-size-asian="11pt" style:font-style-asian="italic" style:font-name-complex="Arial" style:font-size-complex="11pt" style:font-style-complex="italic" style:font-weight-complex="bold"/>
    </style:style>
    <style:style style:name="T14" style:family="text">
      <style:text-properties style:font-name="Arial" fo:font-size="11pt" fo:font-style="italic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15" style:family="text">
      <style:text-properties officeooo:rsid="000a673a"/>
    </style:style>
    <style:style style:name="T16" style:family="text">
      <style:text-properties style:use-window-font-color="true" style:font-name="Arial" fo:font-size="11pt" fo:language="pt" fo:country="BR" fo:font-weight="normal" officeooo:rsid="000a673a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7" style:family="text">
      <style:text-properties style:use-window-font-color="true" style:font-name="Arial" fo:font-size="11pt" fo:language="pt" fo:country="BR" fo:font-weight="normal" officeooo:rsid="000e59ea" style:font-name-asian="Times New Roman" style:font-size-asian="11pt" style:font-weight-asian="normal" style:font-name-complex="Arial" style:font-size-complex="11pt" style:language-complex="ar" style:country-complex="SA" style:font-weight-complex="normal"/>
    </style:style>
    <style:style style:name="T18" style:family="text">
      <style:text-properties style:use-window-font-color="true" style:font-name="Arial" fo:font-size="11pt" fo:language="pt" fo:country="BR" officeooo:rsid="0029b970" style:font-name-asian="Times New Roman" style:font-size-asian="11pt" style:font-name-complex="Arial" style:font-size-complex="11pt" style:language-complex="ar" style:country-complex="SA" style:font-weight-complex="bold"/>
    </style:style>
    <style:style style:name="T19" style:family="text">
      <style:text-properties style:use-window-font-color="true" style:font-name="Arial" fo:font-size="11pt" fo:language="pt" fo:country="BR" officeooo:rsid="002b8139" style:font-name-asian="Times New Roman" style:font-size-asian="11pt" style:font-name-complex="Times New Roman" style:font-size-complex="11pt" style:language-complex="ar" style:country-complex="SA"/>
    </style:style>
    <style:style style:name="T20" style:family="text">
      <style:text-properties style:use-window-font-color="true" style:font-name="Times New Roman" fo:font-size="12pt" fo:language="pt" fo:country="BR" style:font-name-asian="Times New Roman" style:font-size-asian="12pt" style:font-name-complex="Lohit Devanagari1" style:font-size-complex="12pt" style:language-complex="ar" style:country-complex="SA"/>
    </style:style>
    <style:style style:name="T21" style:family="text">
      <style:text-properties fo:font-weight="normal" officeooo:rsid="000a673a" style:font-weight-asian="normal" style:font-weight-complex="normal"/>
    </style:style>
    <style:style style:name="T22" style:family="text">
      <style:text-properties officeooo:rsid="0016649f"/>
    </style:style>
    <style:style style:name="T23" style:family="text">
      <style:text-properties fo:font-style="italic" style:font-style-asian="italic"/>
    </style:style>
    <style:style style:name="T24" style:family="text">
      <style:text-properties fo:font-variant="normal" fo:text-transform="none" style:text-position="0% 100%" style:text-underline-style="none" fo:font-weight="normal"/>
    </style:style>
    <style:style style:name="T25" style:family="text">
      <style:text-properties fo:font-variant="normal" fo:text-transform="none" style:text-position="0% 100%" style:text-underline-style="none" fo:font-weight="normal" officeooo:rsid="001b41f7"/>
    </style:style>
    <style:style style:name="T26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29b970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1" fo:font-size="11pt" fo:language="pt" fo:country="BR" fo:font-style="normal" style:text-underline-style="none" fo:font-weight="normal" officeooo:rsid="0029b970" style:text-blinking="false" fo:background-color="transparent" loext:char-shading-value="0" style:font-name-asian="Times New Roman" style:font-size-asian="12pt" style:font-name-complex="Times New Roman" style:font-size-complex="12pt" style:language-complex="ar" style:country-complex="SA"/>
    </style:style>
    <style:style style:name="T29" style:family="text">
      <style:text-properties officeooo:rsid="0016b96e"/>
    </style:style>
    <style:style style:name="T30" style:family="text">
      <style:text-properties officeooo:rsid="001b41f7"/>
    </style:style>
    <style:style style:name="T31" style:family="text">
      <style:text-properties officeooo:rsid="001c59cd"/>
    </style:style>
    <style:style style:name="T32" style:family="text">
      <style:text-properties officeooo:rsid="001e2175"/>
    </style:style>
    <style:style style:name="T33" style:family="text">
      <style:text-properties officeooo:rsid="001e749a"/>
    </style:style>
    <style:style style:name="T34" style:family="text">
      <style:text-properties officeooo:rsid="00204f5a"/>
    </style:style>
    <style:style style:name="T35" style:family="text">
      <style:text-properties officeooo:rsid="00237cb3"/>
    </style:style>
    <style:style style:name="T36" style:family="text">
      <style:text-properties officeooo:rsid="002414a4"/>
    </style:style>
    <style:style style:name="T37" style:family="text">
      <style:text-properties officeooo:rsid="0025cc96"/>
    </style:style>
    <style:style style:name="T38" style:family="text">
      <style:text-properties officeooo:rsid="0025fda4"/>
    </style:style>
    <style:style style:name="T39" style:family="text">
      <style:text-properties officeooo:rsid="0027fa1d"/>
    </style:style>
    <style:style style:name="T40" style:family="text">
      <style:text-properties officeooo:rsid="0029b970"/>
    </style:style>
    <style:style style:name="T41" style:family="text">
      <style:text-properties officeooo:rsid="002a5ff1"/>
    </style:style>
    <style:style style:name="T42" style:family="text">
      <style:text-properties officeooo:rsid="002b813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tracked-changes>
        <text:changed-region xml:id="ct94737044625328" text:id="ct94737044625328">
          <text:deletion>
            <office:change-info>
              <dc:creator>Autor desconhecido</dc:creator>
              <dc:date>2024-03-07T16:14:55</dc:date>
            </office:change-info>
            <text:p text:style-name="P2">nos permitiu aplicar esse conhecimento na prática, o que</text:p>
          </text:deletion>
        </text:changed-region>
        <text:changed-region xml:id="ct94737043841120" text:id="ct94737043841120">
          <text:insertion>
            <office:change-info>
              <dc:creator>Autor desconhecido</dc:creator>
              <dc:date>2024-03-07T16:15:05</dc:date>
            </office:change-info>
          </text:insertion>
        </text:changed-region>
        <text:changed-region xml:id="ct94737047862400" text:id="ct94737047862400">
          <text:deletion>
            <office:change-info>
              <dc:creator>Autor desconhecido</dc:creator>
              <dc:date>2024-03-07T16:15:11</dc:date>
            </office:change-info>
            <text:p text:style-name="P4">de </text:p>
          </text:deletion>
        </text:changed-region>
        <text:changed-region xml:id="ct94737093524240" text:id="ct94737093524240">
          <text:deletion>
            <office:change-info>
              <dc:creator>Autor desconhecido</dc:creator>
              <dc:date>2024-03-07T16:15:14</dc:date>
            </office:change-info>
            <text:p text:style-name="P4">s</text:p>
          </text:deletion>
        </text:changed-region>
        <text:changed-region xml:id="ct94737042402784" text:id="ct94737042402784">
          <text:insertion>
            <office:change-info>
              <dc:creator>Autor desconhecido</dc:creator>
              <dc:date>2024-03-07T16:15:39</dc:date>
            </office:change-info>
          </text:insertion>
        </text:changed-region>
        <text:changed-region xml:id="ct94737042789824" text:id="ct94737042789824">
          <text:deletion>
            <office:change-info>
              <dc:creator>Autor desconhecido</dc:creator>
              <dc:date>2024-03-07T16:16:03</dc:date>
            </office:change-info>
            <text:p text:style-name="P7"><text:span text:style-name="T4">seleção</text:span></text:p>
          </text:deletion>
        </text:changed-region>
        <text:changed-region xml:id="ct94736966722320" text:id="ct94736966722320">
          <text:insertion>
            <office:change-info>
              <dc:creator>Autor desconhecido</dc:creator>
              <dc:date>2024-03-07T16:16:03</dc:date>
            </office:change-info>
          </text:insertion>
        </text:changed-region>
        <text:changed-region xml:id="ct94737041910160" text:id="ct94737041910160">
          <text:deletion>
            <office:change-info>
              <dc:creator>Autor desconhecido</dc:creator>
              <dc:date>2024-03-07T16:16:15</dc:date>
            </office:change-info>
            <text:p text:style-name="P7"><text:span text:style-name="T2">de </text:span></text:p>
          </text:deletion>
        </text:changed-region>
        <text:changed-region xml:id="ct94737095460896" text:id="ct94737095460896">
          <text:insertion>
            <office:change-info>
              <dc:creator>Autor desconhecido</dc:creator>
              <dc:date>2024-03-07T16:16:30</dc:date>
            </office:change-info>
          </text:insertion>
        </text:changed-region>
        <text:changed-region xml:id="ct94737038934800" text:id="ct94737038934800">
          <text:insertion>
            <office:change-info>
              <dc:creator>Autor desconhecido</dc:creator>
              <dc:date>2024-03-07T16:17:00</dc:date>
            </office:change-info>
          </text:insertion>
        </text:changed-region>
        <text:changed-region xml:id="ct94737047539152" text:id="ct94737047539152">
          <text:insertion>
            <office:change-info>
              <dc:creator>Autor desconhecido</dc:creator>
              <dc:date>2024-03-07T16:18:00</dc:date>
            </office:change-info>
          </text:insertion>
        </text:changed-region>
        <text:changed-region xml:id="ct94737039140928" text:id="ct94737039140928">
          <text:insertion>
            <office:change-info>
              <dc:creator>Autor desconhecido</dc:creator>
              <dc:date>2024-03-07T16:18:15</dc:date>
            </office:change-info>
          </text:insertion>
        </text:changed-region>
        <text:changed-region xml:id="ct94736967370192" text:id="ct94736967370192">
          <text:insertion>
            <office:change-info>
              <dc:creator>Autor desconhecido</dc:creator>
              <dc:date>2024-03-07T16:18:18</dc:date>
            </office:change-info>
          </text:insertion>
        </text:changed-region>
        <text:changed-region xml:id="ct94737044805664" text:id="ct94737044805664">
          <text:insertion>
            <office:change-info>
              <dc:creator>Autor desconhecido</dc:creator>
              <dc:date>2024-03-07T16:18:46</dc:date>
            </office:change-info>
          </text:insertion>
        </text:changed-region>
        <text:changed-region xml:id="ct94737094362288" text:id="ct94737094362288">
          <text:deletion>
            <office:change-info>
              <dc:creator>Autor desconhecido</dc:creator>
              <dc:date>2024-03-07T16:18:54</dc:date>
            </office:change-info>
            <text:p text:style-name="P7"><text:span text:style-name="T4">seleção de</text:span></text:p>
          </text:deletion>
        </text:changed-region>
        <text:changed-region xml:id="ct94737041033728" text:id="ct94737041033728">
          <text:insertion>
            <office:change-info>
              <dc:creator>Autor desconhecido</dc:creator>
              <dc:date>2024-03-07T16:20:01</dc:date>
            </office:change-info>
          </text:insertion>
        </text:changed-region>
        <text:changed-region xml:id="ct94737049023184" text:id="ct94737049023184">
          <text:insertion>
            <office:change-info>
              <dc:creator>Autor desconhecido</dc:creator>
              <dc:date>2024-03-07T16:19:25</dc:date>
            </office:change-info>
          </text:insertion>
        </text:changed-region>
        <text:changed-region xml:id="ct94737044824928" text:id="ct94737044824928">
          <text:insertion>
            <office:change-info>
              <dc:creator>Autor desconhecido</dc:creator>
              <dc:date>2024-03-07T16:20:07</dc:date>
            </office:change-info>
          </text:insertion>
        </text:changed-region>
        <text:changed-region xml:id="ct94737041078608" text:id="ct94737041078608">
          <text:deletion>
            <office:change-info>
              <dc:creator>Autor desconhecido</dc:creator>
              <dc:date>2024-03-07T16:20:55</dc:date>
            </office:change-info>
            <text:p text:style-name="P7"><text:span text:style-name="T4">Isso</text:span></text:p>
          </text:deletion>
        </text:changed-region>
        <text:changed-region xml:id="ct94736967316032" text:id="ct94736967316032">
          <text:format-change>
            <office:change-info>
              <dc:creator>Autor desconhecido</dc:creator>
              <dc:date>2024-03-07T16:21:29</dc:date>
            </office:change-info>
          </text:format-change>
        </text:changed-region>
        <text:changed-region xml:id="ct94737048595536" text:id="ct94737048595536">
          <text:deletion>
            <office:change-info>
              <dc:creator>Autor desconhecido</dc:creator>
              <dc:date>2024-03-07T16:21:47</dc:date>
            </office:change-info>
            <text:p text:style-name="P4">de</text:p>
          </text:deletion>
        </text:changed-region>
        <text:changed-region xml:id="ct94737042170400" text:id="ct94737042170400">
          <text:deletion>
            <office:change-info>
              <dc:creator>Autor desconhecido</dc:creator>
              <dc:date>2024-03-07T16:21:49</dc:date>
            </office:change-info>
            <text:p text:style-name="P4">s</text:p>
          </text:deletion>
        </text:changed-region>
        <text:changed-region xml:id="ct94736966663232" text:id="ct94736966663232">
          <text:insertion>
            <office:change-info>
              <dc:creator>Autor desconhecido</dc:creator>
              <dc:date>2024-03-07T16:21:50</dc:date>
            </office:change-info>
          </text:insertion>
        </text:changed-region>
        <text:changed-region xml:id="ct94737095248224" text:id="ct94737095248224">
          <text:deletion>
            <office:change-info>
              <dc:creator>Autor desconhecido</dc:creator>
              <dc:date>2024-03-07T16:22:05</dc:date>
            </office:change-info>
            <text:p text:style-name="P7"><text:span text:style-name="T2">seleção</text:span></text:p>
          </text:deletion>
        </text:changed-region>
        <text:changed-region xml:id="ct94737044867920" text:id="ct94737044867920">
          <text:insertion>
            <office:change-info>
              <dc:creator>Autor desconhecido</dc:creator>
              <dc:date>2024-03-07T16:22:05</dc:date>
            </office:change-info>
          </text:insertion>
        </text:changed-region>
        <text:changed-region xml:id="ct94737095443984" text:id="ct94737095443984">
          <text:deletion>
            <office:change-info>
              <dc:creator>Autor desconhecido</dc:creator>
              <dc:date>2024-03-07T16:22:11</dc:date>
            </office:change-info>
            <text:p text:style-name="P7"><text:span text:style-name="T2">de </text:span></text:p>
          </text:deletion>
        </text:changed-region>
        <text:changed-region xml:id="ct94737052254816" text:id="ct94737052254816">
          <text:deletion>
            <office:change-info>
              <dc:creator>Autor desconhecido</dc:creator>
              <dc:date>2024-03-07T16:22:15</dc:date>
            </office:change-info>
            <text:p text:style-name="P7"><text:span text:style-name="T2">s</text:span></text:p>
          </text:deletion>
        </text:changed-region>
        <text:changed-region xml:id="ct94737045094512" text:id="ct94737045094512">
          <text:insertion>
            <office:change-info>
              <dc:creator>Autor desconhecido</dc:creator>
              <dc:date>2024-03-07T16:22:50</dc:date>
            </office:change-info>
          </text:insertion>
        </text:changed-region>
        <text:changed-region xml:id="ct94737095449296" text:id="ct94737095449296">
          <text:insertion>
            <office:change-info>
              <dc:creator>Autor desconhecido</dc:creator>
              <dc:date>2024-03-07T16:23:00</dc:date>
            </office:change-info>
          </text:insertion>
        </text:changed-region>
        <text:changed-region xml:id="ct94737043121632" text:id="ct94737043121632">
          <text:deletion>
            <office:change-info>
              <dc:creator>Autor desconhecido</dc:creator>
              <dc:date>2024-03-07T16:23:13</dc:date>
            </office:change-info>
            <text:p text:style-name="P7"><text:span text:style-name="T2">su</text:span></text:p>
          </text:deletion>
        </text:changed-region>
        <text:changed-region xml:id="ct94737041995392" text:id="ct94737041995392">
          <text:format-change>
            <office:change-info>
              <dc:creator>Autor desconhecido</dc:creator>
              <dc:date>2024-03-07T16:23:23</dc:date>
            </office:change-info>
          </text:format-change>
        </text:changed-region>
        <text:changed-region xml:id="ct94737048067728" text:id="ct94737048067728">
          <text:insertion>
            <office:change-info>
              <dc:creator>Autor desconhecido</dc:creator>
              <dc:date>2024-03-07T16:23:39</dc:date>
            </office:change-info>
          </text:insertion>
        </text:changed-region>
        <text:changed-region xml:id="ct94737051752192" text:id="ct94737051752192">
          <text:insertion>
            <office:change-info>
              <dc:creator>Autor desconhecido</dc:creator>
              <dc:date>2024-03-07T16:24:06</dc:date>
            </office:change-info>
          </text:insertion>
        </text:changed-region>
        <text:changed-region xml:id="ct94737045008896" text:id="ct94737045008896">
          <text:deletion>
            <office:change-info>
              <dc:creator>Autor desconhecido</dc:creator>
              <dc:date>2024-03-07T16:26:17</dc:date>
            </office:change-info>
            <text:p text:style-name="P2"><text:span text:style-name="T41">A implementação do método AHP foi relativamente tranquila, graças ao </text:span></text:p>
          </text:deletion>
        </text:changed-region>
        <text:changed-region xml:id="ct94737042435376" text:id="ct94737042435376">
          <text:deletion>
            <office:change-info>
              <dc:creator>Autor desconhecido</dc:creator>
              <dc:date>2024-03-07T16:25:36</dc:date>
            </office:change-info>
            <text:p text:style-name="P2">nosso estudo prévio dos materiais disponíveis sobre o assunto. Compreendemos a matemática subjacente ao método e conseguimos traduzir isso em código Python. Esta linguagem foi escolhida devido à sua eficácia no trabalho com dados e matemática, além de sua facilidade de manipulação e compreensão.</text:p>
            <text:p text:style-name="P2"/>
            <text:p text:style-name="P2"/>
            <text:p text:style-name="P2"/>
          </text:deletion>
        </text:changed-region>
        <text:changed-region xml:id="ct94737043689888" text:id="ct94737043689888">
          <text:deletion>
            <office:change-info>
              <dc:creator>Autor desconhecido</dc:creator>
              <dc:date>2024-03-07T16:26:17</dc:date>
            </office:change-info>
            <text:p text:style-name="P2"/>
            <text:p text:style-name="P2"/>
            <text:p text:style-name="P4">Apresentação da Implementação Finalizada:</text:p>
            <text:p text:style-name="P2"/>
            <text:p text:style-name="P2"/>
          </text:deletion>
        </text:changed-region>
        <text:changed-region xml:id="ct94737045281824" text:id="ct94737045281824">
          <text:insertion>
            <office:change-info>
              <dc:creator>Autor desconhecido</dc:creator>
              <dc:date>2024-03-07T16:26:23</dc:date>
            </office:change-info>
          </text:insertion>
        </text:changed-region>
        <text:changed-region xml:id="ct94736970822976" text:id="ct94736970822976">
          <text:insertion>
            <office:change-info>
              <dc:creator>Autor desconhecido</dc:creator>
              <dc:date>2024-03-07T16:25:44</dc:date>
            </office:change-info>
          </text:insertion>
        </text:changed-region>
        <text:changed-region xml:id="ct94737115457600" text:id="ct94737115457600">
          <text:deletion>
            <office:change-info>
              <dc:creator>Autor desconhecido</dc:creator>
              <dc:date>2024-03-07T16:29:13</dc:date>
            </office:change-info>
            <text:p text:style-name="P39"><text:span text:style-name="T8">seleção</text:span></text:p>
          </text:deletion>
        </text:changed-region>
        <text:changed-region xml:id="ct94737116062080" text:id="ct94737116062080">
          <text:insertion>
            <office:change-info>
              <dc:creator>Autor desconhecido</dc:creator>
              <dc:date>2024-03-07T16:29:13</dc:date>
            </office:change-info>
          </text:insertion>
        </text:changed-region>
        <text:changed-region xml:id="ct94737094999040" text:id="ct94737094999040">
          <text:deletion>
            <office:change-info>
              <dc:creator>Autor desconhecido</dc:creator>
              <dc:date>2024-03-07T16:29:22</dc:date>
            </office:change-info>
            <text:p text:style-name="P39"><text:span text:style-name="T8">de </text:span></text:p>
          </text:deletion>
        </text:changed-region>
        <text:changed-region xml:id="ct94737118730032" text:id="ct94737118730032">
          <text:deletion>
            <office:change-info>
              <dc:creator>Autor desconhecido</dc:creator>
              <dc:date>2024-03-07T16:29:26</dc:date>
            </office:change-info>
            <text:p text:style-name="P39"><text:span text:style-name="T8">s</text:span></text:p>
          </text:deletion>
        </text:changed-region>
        <text:changed-region xml:id="ct94737125909344" text:id="ct94737125909344">
          <text:insertion>
            <office:change-info>
              <dc:creator>Autor desconhecido</dc:creator>
              <dc:date>2024-03-07T16:29:55</dc:date>
            </office:change-info>
          </text:insertion>
        </text:changed-region>
        <text:changed-region xml:id="ct94737127591568" text:id="ct94737127591568">
          <text:deletion>
            <office:change-info>
              <dc:creator>Autor desconhecido</dc:creator>
              <dc:date>2024-03-07T16:29:56</dc:date>
            </office:change-info>
            <text:p text:style-name="P15"><text:span text:style-name="T22">i</text:span></text:p>
          </text:deletion>
        </text:changed-region>
        <text:changed-region xml:id="ct94737045913312" text:id="ct94737045913312">
          <text:insertion>
            <office:change-info>
              <dc:creator>Autor desconhecido</dc:creator>
              <dc:date>2024-03-07T16:30:21</dc:date>
            </office:change-info>
          </text:insertion>
        </text:changed-region>
        <text:changed-region xml:id="ct94737127909152" text:id="ct94737127909152">
          <text:deletion>
            <office:change-info>
              <dc:creator>Autor desconhecido</dc:creator>
              <dc:date>2024-03-07T16:30:22</dc:date>
            </office:change-info>
            <text:p text:style-name="P7"><text:span text:style-name="T3">28</text:span></text:p>
          </text:deletion>
        </text:changed-region>
        <text:changed-region xml:id="ct94737116659776" text:id="ct94737116659776">
          <text:insertion>
            <office:change-info>
              <dc:creator>Autor desconhecido</dc:creator>
              <dc:date>2024-03-07T16:30:16</dc:date>
            </office:change-info>
          </text:insertion>
        </text:changed-region>
        <text:changed-region xml:id="ct94737121482480" text:id="ct94737121482480">
          <text:deletion>
            <office:change-info>
              <dc:creator>Autor desconhecido</dc:creator>
              <dc:date>2024-03-07T16:30:16</dc:date>
            </office:change-info>
            <text:p text:style-name="P7"><text:span text:style-name="T6">2</text:span></text:p>
          </text:deletion>
        </text:changed-region>
        <text:changed-region xml:id="ct94737118495040" text:id="ct94737118495040">
          <text:insertion>
            <office:change-info>
              <dc:creator>Autor desconhecido</dc:creator>
              <dc:date>2024-03-07T16:30:26</dc:date>
            </office:change-info>
          </text:insertion>
        </text:changed-region>
        <text:changed-region xml:id="ct94737128435472" text:id="ct94737128435472">
          <text:deletion>
            <office:change-info>
              <dc:creator>Autor desconhecido</dc:creator>
              <dc:date>2024-03-07T16:30:26</dc:date>
            </office:change-info>
            <text:p text:style-name="P8"><text:span text:style-name="T3">28</text:span></text:p>
          </text:deletion>
        </text:changed-region>
        <text:changed-region xml:id="ct94737118303952" text:id="ct94737118303952">
          <text:insertion>
            <office:change-info>
              <dc:creator>Autor desconhecido</dc:creator>
              <dc:date>2024-03-07T16:30:29</dc:date>
            </office:change-info>
          </text:insertion>
        </text:changed-region>
        <text:changed-region xml:id="ct94737121604736" text:id="ct94737121604736">
          <text:deletion>
            <office:change-info>
              <dc:creator>Autor desconhecido</dc:creator>
              <dc:date>2024-03-07T16:30:29</dc:date>
            </office:change-info>
            <text:p text:style-name="P8"><text:span text:style-name="T3">2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RELATÓRIO PARCIAL DE BOLSA DE INICIAÇÃO CIENTÍFICA</text:p>
      <text:p text:style-name="P14">EDITAIS PIC&amp;DTI, PIPES E PIBIC-EM Nº 01/2023 (CICLO 2023-2024)</text:p>
      <text:p text:style-name="P3"><text:tab/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><text:span text:style-name="T10">Título do Projeto de Pesquisa do Orientador: </text:span><text:span text:style-name="T11">Pontuaç</text:span><text:span text:style-name="T16">ão e Ranqueamento de </text:span><text:span text:style-name="T17">P</text:span><text:span text:style-name="T16">rovedores </text:span><text:span text:style-name="T17">S</text:span><text:span text:style-name="T16">erverless</text:span></text:p>
          </table:table-cell>
        </table:table-row>
        <table:table-row table:style-name="Table1.1">
          <table:table-cell table:style-name="Table1.A1" office:value-type="string">
            <text:p text:style-name="P16">Orientador: <text:span text:style-name="T21">Adriano Fiorese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0">Bolsista/Estudante IC: </text:span><text:span text:style-name="T11">Leandro Ribeiro Rittes</text:span></text:p>
          </table:table-cell>
        </table:table-row>
        <table:table-row table:style-name="Table1.1">
          <table:table-cell table:style-name="Table1.A1" office:value-type="string">
            <text:p text:style-name="P17"><text:span text:style-name="T10">Modalidade de Bolsa: </text:span><text:span text:style-name="T28">PIBIC</text:span><text:span text:style-name="T26">/</text:span><text:span text:style-name="T27">AF</text:span></text:p>
          </table:table-cell>
        </table:table-row>
        <table:table-row table:style-name="Table1.1">
          <table:table-cell table:style-name="Table1.A1" office:value-type="string">
            <text:p text:style-name="P16">Vigência das atividades de IC como bolsista neste edital: </text:p>
            <text:p text:style-name="P17"><text:span text:style-name="T10">Data de Início: </text:span><text:span text:style-name="T11">01/09/2023</text:span></text:p>
            <text:p text:style-name="P17"><text:span text:style-name="T10">Data Fim: </text:span><text:span text:style-name="T12">31/08/2024</text:span></text:p>
          </table:table-cell>
        </table:table-row>
      </table:table>
      <text:p text:style-name="P2"/>
      <text:p text:style-name="P2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12">Resumo dos principais tópicos desenvolvidos:</text:p>
            <text:p text:style-name="P4"/>
            <text:p text:style-name="P4">Leitura sobre Serverless:</text:p>
            <text:p text:style-name="P2"/>
            <text:p text:style-name="P2">Iniciamos nossa pesquisa buscando bibliografias que abordassem o paradigma de computação em nuvem, com foco especial em livros e artigos recomendados pela comunidade de desenvolvedores e entusiastas de computação em nuvem. Isso nos permitiu encontrar uma variedade de recursos, desde introduções básicas até materiais avançados sobre o assunto. A leitura desses materiais, juntamente com a documentação oficial das principais plataformas serverless, foi altamente produtiva. Isso nos proporcionou uma compreensão abrangente do tema e <text:change text:change-id="ct94737044625328"/><text:s/>foi fundamental para desenvolver uma base sólida e ganhar confiança para abordar o assunto em nossas pesquisas.</text:p>
            <text:p text:style-name="P2"/>
            <text:p text:style-name="P4">Leitura sobre<text:change-start text:change-id="ct94737043841120"/> <text:span text:style-name="T40">Métodos de</text:span><text:change-end text:change-id="ct94737043841120"/> Decisão <text:change text:change-id="ct94737047862400"/>Multicritério<text:change text:change-id="ct94737093524240"/>:</text:p>
            <text:p text:style-name="P2"/>
            <text:p text:style-name="P7"><text:span text:style-name="T2">Utilizando a mesma abordagem de pesquisa, procuramos por recursos que tratavam da </text:span><text:change-start text:change-id="ct94737042402784"/><text:span text:style-name="T4">abordagem de </text:span><text:change-end text:change-id="ct94737042402784"/><text:change text:change-id="ct94737042789824"/><text:change-start text:change-id="ct94736966722320"/><text:span text:style-name="T18">tomada de decisão apoiada em métodos</text:span><text:change-end text:change-id="ct94736966722320"/><text:span text:style-name="T2"> </text:span><text:change text:change-id="ct94737041910160"/><text:span text:style-name="T2">multicritérios.</text:span><text:change-start text:change-id="ct94737095460896"/><text:span text:style-name="T2"> </text:span><text:span text:style-name="T4">Particularmente, o foco da pesquisa por materiais com essa</text:span><text:change-end text:change-id="ct94737095460896"/><text:change-start text:change-id="ct94737038934800"/><text:span text:style-name="T4"> abordagem foi voltada ao problema de seleção e ranqueamento, visando auxiliar na sua utilização para seleção de pro</text:span><text:change-end text:change-id="ct94737038934800"/><text:change-start text:change-id="ct94737047539152"/><text:span text:style-name="T4">vedores de serviços serverless.</text:span><text:change-end text:change-id="ct94737047539152"/><text:span text:style-name="T2"> Encontramos materiais valiosos, incluindo um livro disponibilizado pelo Professor </text:span><text:change-start text:change-id="ct94737039140928"/><text:span text:style-name="T4">Adriano </text:span><text:change-end text:change-id="ct94737039140928"/><text:span text:style-name="T2">Fiorese</text:span><text:change-start text:change-id="ct94736967370192"/><text:span text:style-name="T2">, </text:span><text:span text:style-name="T4">abordando diversos métodos multicritério para a tomada de decisão,</text:span><text:change-end text:change-id="ct94736967370192"/><text:span text:style-name="T2"> e uma apresentação elaborada por um mestrando sobre o tema. Esses recursos nos proporcionaram uma compreensão aprofundada dos princípios e práticas da </text:span><text:change-start text:change-id="ct94737044805664"/><text:span text:style-name="T4">tomada de decisão baseada em </text:span><text:change-end text:change-id="ct94737044805664"/><text:change text:change-id="ct94737094362288"/><text:span text:style-name="T2"><text:s/>multicritérios, essencial para o desenvolvimento de um software eficaz para nossa pesquisa em iniciação científica.</text:span></text:p>
            <text:p text:style-name="P2"/>
            <text:p text:style-name="P4">Pesquisa sobre Indicadores de Desempenho:</text:p>
            <text:p text:style-name="P2"/>
            <text:p text:style-name="P7"><text:span text:style-name="T2">Uma das etapas mais desafiadoras foi identificar os indicadores de desempenho dos provedores serverless. </text:span><text:change-start text:change-id="ct94737041033728"/><text:span text:style-name="T18">Esses </text:span><text:change-end text:change-id="ct94737041033728"/><text:change-start text:change-id="ct94737049023184"/><text:span text:style-name="T4">indicadores modelam as características buscadas pelos clientes de tais provedores</text:span><text:change-end text:change-id="ct94737049023184"/><text:change-start text:change-id="ct94737044824928"/><text:span text:style-name="T4"> e são candidatos imediatos a critérios utilizáveis por método multicritério de tomada de decisão. Esse levantamento de indicadores</text:span><text:change-end text:change-id="ct94737044824928"/><text:change text:change-id="ct94737041078608"/><text:span text:style-name="T2"> foi essencial para construir um software capaz de selecionar o provedor mais adequado com base nas necessidades do usuário. Além de consultar a documentação oficial dos provedores, recorremos a blogs de desenvolvedores, onde encontramos </text:span><text:change-start text:change-id="ct94736967316032"/><text:span text:style-name="T14">insights</text:span><text:change-end text:change-id="ct94736967316032"/><text:span text:style-name="T2"> valiosos sobre indicadores de desempenho que só poderiam ser obtidos por meio da implementação de código mais sofisticado. Esses recursos nos ajudaram a coletar uma gama abrangente de indicadores relevantes para nossa pesquisa.</text:span></text:p>
            <text:p text:style-name="P2"/>
            <text:p text:style-name="P4">Seleção do Método <text:change text:change-id="ct94737048595536"/><text:s/>Multicritério<text:change text:change-id="ct94737042170400"/><text:change-start text:change-id="ct94736966663232"/> <text:span text:style-name="T40">de Tomada de Decisão</text:span><text:change-end text:change-id="ct94736966663232"/>:</text:p>
            <text:p text:style-name="P2"/>
            <text:p text:style-name="P7"><text:span text:style-name="T2">Com os indicadores de desempenho em mãos, o próximo passo foi selecionar o método de </text:span><text:change text:change-id="ct94737095248224"/><text:change-start text:change-id="ct94737044867920"/><text:span text:style-name="T18">tomada de decisão</text:span><text:change-end text:change-id="ct94737044867920"/><text:span text:style-name="T2"> </text:span><text:change text:change-id="ct94737095443984"/><text:span text:style-name="T2">multicritério</text:span><text:change text:change-id="ct94737052254816"/><text:span text:style-name="T2"> mais apropriado para nossa aplicação</text:span><text:change-start text:change-id="ct94737045094512"/><text:span text:style-name="T2"> </text:span><text:span text:style-name="T4">de seleção do mais adequado provedor de s</text:span><text:change-end text:change-id="ct94737045094512"/><text:change-start text:change-id="ct94737095449296"/><text:span text:style-name="T4">erviço serverless</text:span><text:change-end text:change-id="ct94737095449296"/><text:span text:style-name="T2">. Após uma análise cuidadosa de diferentes métodos e considerando </text:span><text:change text:change-id="ct94737043121632"/><text:span text:style-name="T2">a robustez e viabilidade de implementação, optamos pelo método AHP (</text:span><text:change-start text:change-id="ct94737041995392"/><text:span text:style-name="T13">Analytic Hierarchy Process</text:span><text:change-end text:change-id="ct94737041995392"/><text:span text:style-name="T2">). Embora tenha sido identificado como um método trabalhoso, sua eficácia e a capacidade de simplificar a implementação foram fatores decisivos para sua escolha. Preparamos nosso próprio software AHP para lidar com possíveis inconsistências nas pontuações dos indicadores, garantindo assim resultados mais confiáveis.</text:span></text:p>
            <text:p text:style-name="P2"/>
            <text:p text:style-name="P4">Implementação do Método<text:change-start text:change-id="ct94737048067728"/> <text:span text:style-name="T40">de Seleção de Provedores Serverless</text:span><text:change-end text:change-id="ct94737048067728"/>:</text:p>
            <text:p text:style-name="P2"/>
            <text:p text:style-name="P2"><text:change-start text:change-id="ct94737051752192"/><text:span text:style-name="T41">Para o desenvolvimento do método de seleção de provedores de serviço serverless, uma </text:span><text:change-end text:change-id="ct94737051752192"/><text:change text:change-id="ct94737045008896"/><text:change text:change-id="ct94737042435376"/><text:change text:change-id="ct94737043689888"/>Após concluir o desenvolvimento do software, apresent<text:span text:style-name="T22">ei</text:span> a versão final ao orientador, Professor Fiorese, demonstrando como o software operava com dados reais. O projeto foi aprovado, mas reconhecemos a necessidade de submetê-lo a mais testes e validações para garantir sua eficácia e confiabilidade em uma variedade de cenários.</text:p>
            <text:p text:style-name="P2"/>
          </table:table-cell>
        </table:table-row>
      </table:table>
      <text:p text:style-name="P35"><text:change-start text:change-id="ct94737045281824"/><text:soft-page-break/><text:span text:style-name="T41">adaptação dos indicadores levantados, bem como a implementação do método AHP foi executada. </text:span>A implementação do método AHP foi relativamente tranquila, graças ao nosso estudo prévio dos materiais disponíveis sobre o assunto. Compreendemos a matemática subjacente ao método e conseguimos traduzir isso em código Python. Esta linguagem foi escolhida devido à sua eficácia no trabalho com dados e matemática, além de sua facilidade de manipulação e compreensão.</text:p>
      <text:p text:style-name="P35"/>
      <text:p text:style-name="P38">Apresentação da Implementação Finalizada:</text:p>
      <text:p text:style-name="P35"/>
      <text:p text:style-name="P35"/>
      <text:p text:style-name="P35"><text:change-end text:change-id="ct94737045281824"/><text:change-start text:change-id="ct94736970822976"/></text:p>
      <text:p text:style-name="P35"/>
      <text:p text:style-name="P35"/>
      <text:p text:style-name="P36"><text:change-end text:change-id="ct94736970822976"/></text:p>
      <text:p text:style-name="P2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12">Revisão bibliográfica efetuada:</text:p>
            <text:p text:style-name="P4"/>
            <text:p text:style-name="Standard"/>
            <text:p text:style-name="Bibliography_20_1"><text:span text:style-name="T25">[1] </text:span><text:span text:style-name="T24">De Moraes, Lucas Borges, and Adriano Fiorese. </text:span>“A Scoring Method Based on Criteria Matching for Cloud Computing Provider Ranking and Selection.” In <text:span text:style-name="T23">Enterprise Information Systems</text:span>, edited by Slimane Hammoudi, Michał Śmiałek, Olivier Camp, and Joaquim Filipe, 321:339–65. Lecture Notes in Business Information Processing. Cham: Springer International Publishing, 2018. <text:a xlink:type="simple" xlink:href="https://doi.org/10.1007/978-3-319-93375-7_16" text:style-name="Internet_20_link" text:visited-style-name="Visited_20_Internet_20_Link">https://doi.org/10.1007/978-3-319-93375-7_16</text:a>.</text:p>
            <text:p text:style-name="P18"><text:s text:c="35"/></text:p>
            <text:p text:style-name="P19">O <text:span text:style-name="T31">artigo</text:span> discute diversas estruturas e modelos para avaliar e classificar provedores de serviços em nuvem. Abrange tópicos como indicadores de desempenho, métricas de qualidade de serviço e o uso de corretores para selecionar serviços em nuvem apropriados para os usuários. O <text:span text:style-name="T31">artigo</text:span> também apresenta um método para classificar os fornecedores de serviços em nuvem concorrentes com base nas suas pontuações de desempenho e discute os desafios e considerações envolvidos na utilização de tal método.</text:p>
            <text:p text:style-name="Bibliography_20_1"/>
            <text:p text:style-name="Bibliography_20_1"><text:span text:style-name="T30">[2] </text:span>Hopfer, Kaua B, and Adriano Fiorese. “Sele<text:span text:style-name="T29">ç</text:span><text:span text:style-name="T20">ã</text:span>o de Provedores de Nuvem atrav<text:span text:style-name="T20">é</text:span>s do Aux<text:span text:style-name="T20">í</text:span>lio de Aprendizado de M<text:span text:style-name="T20">á</text:span>quina Automatizado,” n.d.</text:p>
            <text:p text:style-name="Bibliography_20_1"/>
            <text:p text:style-name="P20">A leitura discute o uso do Automated Machine Learning (AutoML) da plataforma H2O para classificar e selecionar provedores de serviços em nuvem. Apresenta um método para classificar provedores de serviços em nuvem com base nos requisitos do usuário, utilizando modelos de regressão obtidos através do AutoML.</text:p>
            <text:p text:style-name="Bibliography_20_1"/>
            <text:p text:style-name="Bibliography_20_1"><text:span text:style-name="T30">[3] </text:span>Ishizaka, Alessio, and Philippe Nemery. <text:span text:style-name="T23">Multi-Criteria Decision Analysis: Methods and Software</text:span>. Chichester, West Sussex, United Kingdom: Wiley, 2013.</text:p>
            <text:p text:style-name="Bibliography_20_1"/>
            <text:p text:style-name="P21"><text:span text:style-name="T32">O livro </text:span>é uma obra abrangente que explora os métodos e softwares usados na Análise de Decisão Multicritério. inclui a introdução aos conceitos fundamentais, a discussão sobre os diferentes métodos de análise, e a exploração de softwares específicos disponíveis para auxiliar na análise multicritério.</text:p>
            <text:p text:style-name="Bibliography_20_1"/>
            <text:p text:style-name="Bibliography_20_1"><text:span text:style-name="T30">[4] </text:span>McGrath, Garrett, and Paul R. Brenner. “Serverless Computing: Design, Implementation, and Performance.” In <text:span text:style-name="T23">2017 IEEE 37th International Conference on Distributed Computing Systems Workshops (ICDCSW)</text:span>, 405–10, 2017. <text:a xlink:type="simple" xlink:href="https://doi.org/10.1109/ICDCSW.2017.36" text:style-name="Internet_20_link" text:visited-style-name="Visited_20_Internet_20_Link">https://doi.org/10.1109/ICDCSW.2017.36</text:a>.</text:p>
            <text:p text:style-name="Bibliography_20_1"/>
            <text:p text:style-name="P23"><text:span text:style-name="T32">O livro </text:span>aborda o design, implementação e avaliação de desempenho de uma plataforma de computação serverless. O foco do estudo é avaliar a eficiência e a eficácia das plataformas de computação serverless, comparando-as em termos de custo e desempenho de tempo de execução.</text:p>
            <text:p text:style-name="Bibliography_20_1"/>
            <text:p text:style-name="Bibliography_20_1"><text:span text:style-name="T30">[5] </text:span>Vieira, André, Gustavo Pantuza, Jean Freire, Lucas Duarte, Racyus Pacífico, Marcos Vieira, Luiz Vieira, and José Nacif. “Computação Serverless: Conceitos, Aplicações e Desafios.” In <text:span text:style-name="T23">Minicursos do XXXVIII Simpósio Brasileiro de Redes de Computadores e Sistemas Distribuídos</text:span>, edited by Danielo Gomes, Igor Moraes, and Miguel Campista, 1st ed., 190–236. SBC, 2020. <text:a xlink:type="simple" xlink:href="https://doi.org/10.5753/sbc.5033.7.5" text:style-name="Internet_20_link" text:visited-style-name="Visited_20_Internet_20_Link">https://doi.org/10.5753/sbc.5033.7.5</text:a>.</text:p>
            <text:p text:style-name="Bibliography_20_1"/>
            <text:p text:style-name="P22"><text:span text:style-name="T32">O </text:span><text:span text:style-name="T33">livro</text:span><text:span text:style-name="T32"> </text:span>aborda a computação serverless, um modelo de desenvolvimento e execução de software onde o provedor de cloud é responsável por executar um pedaço de código (ou função), alocando os recursos dinamicamente. Isso permite aos desenvolvedores construir códigos sem se preocupar com tarefas operacionais, como provisionamento de infraestrutura e configuração de rede.</text:p>
            <text:p text:style-name="P7"/>
            <text:p text:style-name="Bibliography_20_1"><text:span text:style-name="T35">[6] </text:span>Borges De Moraes, Lucas, Adriano Fiorese, and Rafael Stubs Parpinelli. “An Improved Evolutionary Hybrid Method for Cloud Provider Selection.” In <text:span text:style-name="T23">2019 8th Brazilian Conference on Intelligent Systems (BRACIS)</text:span>, 24–29. Salvador, Brazil: IEEE, 2019. <text:a xlink:type="simple" xlink:href="https://doi.org/10.1109/BRACIS.2019.00014" text:style-name="Internet_20_link" text:visited-style-name="Visited_20_Internet_20_Link">https://doi.org/10.1109/BRACIS.2019.00014</text:a>.</text:p>
            <text:p text:style-name="Bibliography_20_1"/>
            <text:p text:style-name="P24">O <text:span text:style-name="T34">artigo</text:span> discute o desafio de selecionar o Cloud Provider (CP) mais adequado para uma determinada solicitação em cenários de Cloud Computing (CC). Para enfrentar este desafio, é proposto um método híbrido melhorado, que utiliza uma sequência de três métodos: PI Matching, Differential Evolution (DDE) e 3-Opt.</text:p>
            <text:p text:style-name="Bibliography_20_1"/>
            <text:p text:style-name="Bibliography_20_1"><text:span text:style-name="T35">[7] </text:span>De Moraes, Lucas Borges, Rafael Stubs Parpinelli, and Adriano Fiorese. “Application of Deterministic, Stochastic, and Hybrid Methods for Cloud Provider Selection.” <text:span text:style-name="T23">Journal of Cloud Computing</text:span> 11, no. 1 (January 28, 2022): 5. <text:a xlink:type="simple" xlink:href="https://doi.org/10.1186/s13677-021-00275-1" text:style-name="Internet_20_link" text:visited-style-name="Visited_20_Internet_20_Link">https://doi.org/10.1186/s13677-021-00275-1</text:a>.</text:p>
            <text:p text:style-name="Bibliography_20_1"/>
            <text:p text:style-name="P25">O artigo de pesquisa discute o problema de seleção de provedores de nuvem (CPS), que aborda o desafio de escolher a empresa de computação em nuvem mais adequada entre um número significativo de provedores disponíveis. A abordagem proposta para resolver este problema envolve a utilização de indicadores de desempenho compatíveis com a estrutura Cloud Service Measurement Initiative Consortium - Service Measurement Index (CSMIC-SMI) como critérios de seleção.</text:p>
            <text:p text:style-name="P28"/>
            <text:p text:style-name="Bibliography_20_1"><text:span text:style-name="T36">[8] </text:span>Stigler, Maddie. <text:span text:style-name="T23">Beginning Serverless Computing</text:span>. Berkeley, CA: Apress, 2018. <text:a xlink:type="simple" xlink:href="https://doi.org/10.1007/978-1-4842-3084-8" text:style-name="Internet_20_link" text:visited-style-name="Visited_20_Internet_20_Link">https://doi.org/10.1007/978-1-4842-3084-8</text:a>.</text:p>
            <text:p text:style-name="P5"/>
            <text:p text:style-name="P27"><text:span text:style-name="T39">O livro </text:span>fornece um guia completo para desenvolvimento com Amazon Web Services, Microsoft Azure e Google Cloud. O documento cobre vários aspectos da computação <text:span text:style-name="T39">serverless</text:span>, incluindo configuração de ambientes, criação de funções, gerenciamento de projetos e monitoramento de aplicativos. Ele oferece insights sobre as diferenças entre a computação <text:span text:style-name="T39">serverless</text:span> e a tradicional, bem como práticas recomendadas para otimizar aplicativos sem servidor nessas plataformas de nuvem.</text:p>
            <text:p text:style-name="P9"/>
            <text:p text:style-name="Bibliography_20_1"><text:span text:style-name="T37">[9] </text:span>Scheuner, J. “Performance Evaluation of Serverless Applications and Infrastructures,” n.d.</text:p>
            <text:p text:style-name="P6"/>
            <text:p text:style-name="P26">A pesquisa sobre aplicativos <text:span text:style-name="T38">serverless</text:span> e avaliação de desempenho de infraestrutura em nuvem concentra-se em permitir uma avaliação de desempenho reproduzível de aplicativos <text:span text:style-name="T38">serverless</text:span> e sua infraestrutura em nuvem subjacente. Isto é conseguido através de pesquisas empíricas sobre aplicações serverless e desempenho, o desenvolvimento de novas abordagens e benchmarks para serverless e sua infraestrutura de nuvem subjacente, e a realização de experimentos de campo em ambientes reais de nuvem.</text:p>
            <text:p text:style-name="Bibliography_20_1"/>
            <text:p text:style-name="Bibliography_20_1"/>
            <text:p text:style-name="Bibliography_20_1"/>
            <text:p text:style-name="Bibliography_20_1"/>
            <text:p text:style-name="Bibliography_20_1"/>
            <text:p text:style-name="Bibliography_20_1"><text:span text:style-name="T37">[10] </text:span>Ustiugov, Dmitrii, Plamen Petrov, Marios Kogias, Edouard Bugnion, and Boris Grot. “Benchmarking, Analysis, and Optimization of Serverless Function Snapshots.” In <text:span text:style-name="T23">Proceedings of the 26th ACM International Conference on Architectural Support for Programming Languages and Operating Systems</text:span>, 559–72, 2021. <text:a xlink:type="simple" xlink:href="https://doi.org/10.1145/3445814.3446714" text:style-name="Internet_20_link" text:visited-style-name="Visited_20_Internet_20_Link">https://doi.org/10.1145/3445814.3446714</text:a>.</text:p>
            <text:p text:style-name="P6"/>
            <text:p text:style-name="P29"><text:span text:style-name="T39">O artigo </text:span>discute os desafios e soluções relacionados à redução da latência de inicialização a frio na computação sem servidor por meio da tecnologia de snapshot. Ele apresenta o vHive, uma estrutura de código aberto para experimentação sem servidor, e apresenta o mecanismo REAP, que acelera o tempo de inicialização a frio da função, pré-buscando avidamente o conjunto de páginas usadas por uma função a partir de um rastreamento pré-gravado.</text:p>
          </table:table-cell>
        </table:table-row>
        <text:soft-page-break/>
        <table:table-row table:style-name="Table3.1">
          <table:table-cell table:style-name="Table3.A2" office:value-type="string">
            <text:p text:style-name="P12"/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h text:style-name="P30" text:outline-level="1">Cronograma estabelecido para esse período: <text:s text:c="4"/>( <text:span text:style-name="T15">x </text:span>) cumprido <text:s text:c="13"/>( <text:s text:c="3"/>) não cumprido</text:h>
          </table:table-cell>
        </table:table-row>
      </table:table>
      <text:p text:style-name="P4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2">Dificuldade(s) encontrada(s):</text:p>
            <text:p text:style-name="P12"/>
            <text:p text:style-name="P13">Explorar e compreender os detalhes dos provedores serverless foi um desafio significativo para mim, pois era um tema novo. Tive que realizar uma pesquisa extensiva para entender como esses provedores operam e como são estruturados seus modelos de cobrança pelos serviços oferecidos.</text:p>
            <text:p text:style-name="P39"><text:span text:style-name="T8">Além disso, estudar sobre </text:span><text:change text:change-id="ct94737115457600"/><text:change-start text:change-id="ct94737116062080"/><text:span text:style-name="T19">métodos de tomada de decisão</text:span><text:change-end text:change-id="ct94737116062080"/><text:span text:style-name="T8"> </text:span><text:change text:change-id="ct94737094999040"/><text:span text:style-name="T8">multicritério</text:span><text:change text:change-id="ct94737118730032"/><text:span text:style-name="T8"> também apresentou seus desafios, já que é um campo bastante denso, com uma ampla gama de métodos disponíveis para pesquisa e aplicação. A variedade de opções tornou a seleção dos métodos apropriados uma tarefa complexa.</text:span></text:p>
            <text:p text:style-name="P15">Outro grande desafio que enfrentei foi a leitura de livros e artigos acadêmicos sobre esses temas. Meu nível de inglês é intermediário (B1), o que tornou a compreensão de textos escritos para falantes nativos uma tarefa <text:span text:style-name="T22">dif</text:span><text:change-start text:change-id="ct94737125909344"/><text:span text:style-name="T42">í</text:span><text:change-end text:change-id="ct94737125909344"/><text:change text:change-id="ct94737127591568"/><text:span text:style-name="T22">cil</text:span>. A complexidade das palavras e das estruturas das sentenças aumentou o tempo necessário para assimilar o conteúdo, transformando o que poderiam ser horas de leitura em dias de esforço concentrado.</text:p>
            <text:p text:style-name="P11"/>
          </table:table-cell>
        </table:table-row>
      </table:table>
      <text:p text:style-name="P2"/>
      <text:p text:style-name="P2"/>
      <text:p text:style-name="P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">Assinatura bolsista:</text:p>
          </table:table-cell>
          <table:table-cell table:style-name="Table6.A1" office:value-type="string">
            <text:p text:style-name="P7"><text:span text:style-name="T10">Data:</text:span><text:span text:style-name="T2"> <text:s text:c="2"/></text:span><text:change-start text:change-id="ct94737045913312"/><text:span text:style-name="T5">11</text:span><text:change-end text:change-id="ct94737045913312"/><text:change text:change-id="ct94737127909152"/><text:span text:style-name="T1">/</text:span><text:span text:style-name="T6">0</text:span><text:change-start text:change-id="ct94737116659776"/><text:span text:style-name="T7">3</text:span><text:change-end text:change-id="ct94737116659776"/><text:change text:change-id="ct94737121482480"/><text:span text:style-name="T1">/</text:span><text:span text:style-name="T6">2024</text:span></text:p>
          </table:table-cell>
        </table:table-row>
      </table:table>
      <text:p text:style-name="P2"/>
      <text:p text:style-name="P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6">Assinatura orientador:</text:p>
          </table:table-cell>
          <table:table-cell table:style-name="Table7.A1" office:value-type="string">
            <text:p text:style-name="P8"><text:span text:style-name="T10">Data:</text:span><text:span text:style-name="T2"> <text:s text:c="2"/></text:span><text:change-start text:change-id="ct94737118495040"/><text:span text:style-name="T5">11</text:span><text:change-end text:change-id="ct94737118495040"/><text:change text:change-id="ct94737128435472"/><text:span text:style-name="T2">/</text:span><text:span text:style-name="T3">0</text:span><text:change-start text:change-id="ct94737118303952"/><text:span text:style-name="T5">3</text:span><text:change-end text:change-id="ct94737118303952"/><text:change text:change-id="ct94737121604736"/><text:span text:style-name="T2">/</text:span><text:span text:style-name="T3">2024</text:span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Arial1" svg:font-family="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 fo:keep-with-next="always"/>
      <style:text-properties fo:font-size="13pt" style:font-size-asian="13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language="pt" fo:country="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language="pt" fo:country="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1" style:display-name="Contents 1" style:family="paragraph" style:parent-style-name="Standard" style:next-style-name="Standard" style:class="index"/>
    <style:style style:name="Padrão" style:family="paragraph">
      <style:paragraph-properties fo:orphans="0" fo:widows="0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WW-Corpo_20_de_20_texto_20_3" style:display-name="WW-Corpo de texto 3" style:family="paragraph" style:parent-style-name="Padrão"/>
    <style:style style:name="Text_20_body_20_indent" style:display-name="Text body indent" style:family="paragraph" style:parent-style-name="Standard" style:class="text">
      <style:paragraph-properties fo:margin-left="3.175cm" fo:margin-right="0cm" fo:text-indent="-0.677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fo:language="pt" fo:country="PT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0pt" style:font-weight-complex="bold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loext:contextual-spacing="false" style:line-height-at-least="0.423cm" fo:text-indent="-1.27cm" style:auto-text-indent="false">
        <style:tab-stops/>
      </style:paragraph-properties>
    </style:style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Endnote_20_Symbol" style:display-name="Endnote Symbol" style:family="text">
      <style:text-properties style:text-position="super 58%"/>
    </style:style>
    <style:style style:name="Footnote_20_Symbol" style:display-name="Footnote Symbol" style:family="text">
      <style:text-properties style:text-position="super 58%"/>
    </style:style>
    <style:style style:name="Texto_20_de_20_nota_20_de_20_fim_20_Char" style:display-name="Texto de nota de fim Char" style:family="text" style:parent-style-name="Fonte_20_parág._20_padrão"/>
    <style:style style:name="Texto_20_de_20_nota_20_de_20_rodapé_20_Char" style:display-name="Texto de nota de rodapé Char" style:family="text" style:parent-style-name="Fonte_20_parág._20_padrão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cm" fo:margin-left="0cm" fo:margin-right="0cm" fo:margin-bottom="1.6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 5" text:anchor-type="as-char" svg:width="7.047cm" svg:height="1.136cm" draw:z-index="4"><draw:image xlink:href="Pictures/100000000000276B000004A9AD5B8EA6A7A08591.jpg" xlink:type="simple" xlink:show="embed" xlink:actuate="onLoad" loext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ANEXO IV - RELATÓRIOS PARCIAL, FINAL E RESUMO</dc:title>
    <dc:subject/>
    <meta:keyword/>
    <dc:description/>
    <meta:initial-creator>Coordenadoria de Pesquisa - PROPPG</meta:initial-creator>
    <meta:creation-date>2024-02-23T09:43:00</meta:creation-date>
    <dc:date>2024-03-07T16:30:41.835034729</dc:date>
    <meta:editing-cycles>13</meta:editing-cycles>
    <meta:editing-duration>PT52M51S</meta:editing-duration>
    <meta:generator>LibreOffice/6.4.7.2$Linux_X86_64 LibreOffice_project/40$Build-2</meta:generator>
    <meta:document-statistic meta:table-count="7" meta:image-count="1" meta:object-count="0" meta:page-count="5" meta:paragraph-count="55" meta:word-count="1700" meta:character-count="12217" meta:non-whitespace-character-count="10510"/>
    <meta:user-defined meta:name="ZOTERO_PREF_1">&lt;data data-version="3" zotero-version="6.0.30"&gt;&lt;session id="2QG83ran"/&gt;&lt;style id="http://www.zotero.org/styles/chicago-note-bibliography" locale="en-US" hasBibliography="1" bibliographyStyleHasBeenSet="1"/&gt;&lt;prefs&gt;&lt;pref name="fieldType" value="ReferenceMar</meta:user-defined>
    <meta:user-defined meta:name="ZOTERO_PREF_2">k"/&gt;&lt;pref name="automaticJournalAbbreviations" value="true"/&gt;&lt;pref name="noteType" value="1"/&gt;&lt;/prefs&gt;&lt;/data&gt;</meta:user-defined>
  </office:meta>
</office:document-meta>
</file>